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6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fo:color="#3d7b7b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bbbbbb" loext:opacity="100%"/>
    </style:style>
    <style:style style:name="T4" style:family="text">
      <style:text-properties fo:color="#ba2121" loext:opacity="100%"/>
    </style:style>
    <style:style style:name="T5" style:family="text">
      <style:text-properties fo:color="#008000" loext:opacity="100%"/>
    </style:style>
    <style:style style:name="T6" style:family="text">
      <style:text-properties fo:color="#666666" loext:opacity="100%"/>
    </style:style>
    <style:style style:name="T7" style:family="text">
      <style:text-properties fo:color="#008000" loext:opacity="100%" fo:font-weight="bold"/>
    </style:style>
    <style:style style:name="T8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(a)</text:p>
      <text:h text:style-name="P2" text:outline-level="1">Question</text:h>
      <text:p text:style-name="P3">Find whether mixed partial derivative of second order are same or not.</text:p>
      <text:p text:style-name="P3"><draw:frame draw:style-name="fr1" draw:name="Object1" text:anchor-type="as-char" svg:y="-0.25in" svg:width="0.8654in" svg:height="0.298in" draw:z-index="0"><draw:object xlink:href="./Object 1" xlink:type="simple" xlink:show="embed" xlink:actuate="onLoad"/><draw:image xlink:href="./ObjectReplacements/Object 1" xlink:type="simple" xlink:show="embed" xlink:actuate="onLoad"/></draw:frame><text:s/>at <draw:frame draw:style-name="fr1" draw:name="Object2" text:anchor-type="as-char" svg:y="-0.1528in" svg:width="0.5016in" svg:height="0.2016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" text:outline-level="1">Code</text:h>
      <text:p text:style-name="P4"><text:span text:style-name="T1"><text:s/>1 <text:s/></text:span><text:span text:style-name="T2">syms</text:span><text:span text:style-name="T3"> </text:span><text:span text:style-name="T4">x</text:span><text:span text:style-name="T3"> </text:span><text:span text:style-name="T4">y</text:span><text:span text:style-name="T2">;</text:span></text:p>
      <text:p text:style-name="P4"><text:span text:style-name="T1"><text:s/>2 <text:s/></text:span><text:span text:style-name="T2">f1</text:span><text:span text:style-name="T3"> </text:span><text:span text:style-name="T2">=</text:span><text:span text:style-name="T3"> </text:span><text:span text:style-name="T5">exp</text:span><text:span text:style-name="T2">(x</text:span><text:span text:style-name="T6">.^2</text:span><text:span text:style-name="T3"> </text:span><text:span text:style-name="T6">+</text:span><text:span text:style-name="T3"> </text:span><text:span text:style-name="T2">y</text:span><text:span text:style-name="T6">.^2</text:span><text:span text:style-name="T2">);</text:span></text:p>
      <text:p text:style-name="P4"><text:span text:style-name="T1"><text:s/>3 <text:s/></text:span><text:span text:style-name="T2">p</text:span><text:span text:style-name="T3"> </text:span><text:span text:style-name="T2">=</text:span><text:span text:style-name="T3"> </text:span><text:span text:style-name="T5">diff</text:span><text:span text:style-name="T2">(f1,x);</text:span></text:p>
      <text:p text:style-name="P4"><text:span text:style-name="T1"><text:s/>4 <text:s/></text:span><text:span text:style-name="T2">q</text:span><text:span text:style-name="T3"> </text:span><text:span text:style-name="T2">=</text:span><text:span text:style-name="T3"> </text:span><text:span text:style-name="T5">diff</text:span><text:span text:style-name="T2">(f1,y);</text:span></text:p>
      <text:p text:style-name="P4"><text:span text:style-name="T1"><text:s/>5 <text:s/></text:span><text:span text:style-name="T2">p1</text:span><text:span text:style-name="T3"> </text:span><text:span text:style-name="T2">=</text:span><text:span text:style-name="T3"> </text:span><text:span text:style-name="T5">diff</text:span><text:span text:style-name="T2">(f1,x,x);</text:span></text:p>
      <text:p text:style-name="P4"><text:span text:style-name="T1"><text:s/>6 <text:s/></text:span><text:span text:style-name="T2">q1</text:span><text:span text:style-name="T3"> </text:span><text:span text:style-name="T2">=</text:span><text:span text:style-name="T3"> </text:span><text:span text:style-name="T5">diff</text:span><text:span text:style-name="T2">(f1,y,y);</text:span></text:p>
      <text:p text:style-name="P4"><text:span text:style-name="T1"><text:s/>7 <text:s/></text:span><text:span text:style-name="T2">p2</text:span><text:span text:style-name="T3"> </text:span><text:span text:style-name="T2">=</text:span><text:span text:style-name="T3"> </text:span><text:span text:style-name="T5">diff</text:span><text:span text:style-name="T2">(f1,y,x);</text:span></text:p>
      <text:p text:style-name="P4"><text:span text:style-name="T1"><text:s/>8 <text:s/></text:span><text:span text:style-name="T2">q2</text:span><text:span text:style-name="T3"> </text:span><text:span text:style-name="T2">=</text:span><text:span text:style-name="T3"> </text:span><text:span text:style-name="T5">diff</text:span><text:span text:style-name="T2">(f1,x,y);</text:span></text:p>
      <text:p text:style-name="P4"><text:span text:style-name="T1"><text:s/>9 <text:s/></text:span><text:span text:style-name="T2">p_subs</text:span><text:span text:style-name="T3"> </text:span><text:span text:style-name="T2">=</text:span><text:span text:style-name="T3"> </text:span><text:span text:style-name="T2">subs(p,{x,y},{</text:span><text:span text:style-name="T6">-1</text:span><text:span text:style-name="T2">,</text:span><text:span text:style-name="T6">1</text:span><text:span text:style-name="T2">});</text:span></text:p>
      <text:p text:style-name="P4"><text:span text:style-name="T1">10 <text:s/></text:span><text:span text:style-name="T2">q_subs</text:span><text:span text:style-name="T3"> </text:span><text:span text:style-name="T2">=</text:span><text:span text:style-name="T3"> </text:span><text:span text:style-name="T2">subs(q,{x,y},{</text:span><text:span text:style-name="T6">-1</text:span><text:span text:style-name="T2">,</text:span><text:span text:style-name="T6">1</text:span><text:span text:style-name="T2">});</text:span></text:p>
      <text:p text:style-name="P4"><text:span text:style-name="T1">11 <text:s/></text:span><text:span text:style-name="T2">p1_subs</text:span><text:span text:style-name="T3"> </text:span><text:span text:style-name="T2">=</text:span><text:span text:style-name="T3"> </text:span><text:span text:style-name="T2">subs(p1,{x,y},{</text:span><text:span text:style-name="T6">-1</text:span><text:span text:style-name="T2">,</text:span><text:span text:style-name="T6">1</text:span><text:span text:style-name="T2">});</text:span></text:p>
      <text:p text:style-name="P4"><text:span text:style-name="T1">12 <text:s/></text:span><text:span text:style-name="T2">q1_subs</text:span><text:span text:style-name="T3"> </text:span><text:span text:style-name="T2">=</text:span><text:span text:style-name="T3"> </text:span><text:span text:style-name="T2">subs(q1,{x,y},{</text:span><text:span text:style-name="T6">-1</text:span><text:span text:style-name="T2">,</text:span><text:span text:style-name="T6">1</text:span><text:span text:style-name="T2">});</text:span></text:p>
      <text:p text:style-name="P4"><text:span text:style-name="T1">13 <text:s/></text:span><text:span text:style-name="T2">p2_subs</text:span><text:span text:style-name="T3"> </text:span><text:span text:style-name="T2">=</text:span><text:span text:style-name="T3"> </text:span><text:span text:style-name="T2">subs(p2,{x,y},{</text:span><text:span text:style-name="T6">-1</text:span><text:span text:style-name="T2">,</text:span><text:span text:style-name="T6">1</text:span><text:span text:style-name="T2">});</text:span></text:p>
      <text:p text:style-name="P4"><text:span text:style-name="T1">14 <text:s/></text:span><text:span text:style-name="T2">q2_subs</text:span><text:span text:style-name="T3"> </text:span><text:span text:style-name="T2">=</text:span><text:span text:style-name="T3"> </text:span><text:span text:style-name="T2">subs(q2,{x,y},{</text:span><text:span text:style-name="T6">-1</text:span><text:span text:style-name="T2">,</text:span><text:span text:style-name="T6">1</text:span><text:span text:style-name="T2">});</text:span></text:p>
      <text:p text:style-name="P4"><text:span text:style-name="T1">15 <text:s/></text:span><text:span text:style-name="T7">if</text:span><text:span text:style-name="T2">(p2_subs</text:span><text:span text:style-name="T3"> </text:span><text:span text:style-name="T6">==</text:span><text:span text:style-name="T3"> </text:span><text:span text:style-name="T2">q2_subs)</text:span></text:p>
      <text:p text:style-name="P4"><text:span text:style-name="T1">16 <text:s/></text:span><text:span text:style-name="T3"><text:s text:c="4"/></text:span><text:span text:style-name="T5">disp</text:span><text:span text:style-name="T2">(</text:span><text:span text:style-name="T4">'Mixed partial derivative are same at (-1,1)'</text:span><text:span text:style-name="T2">);</text:span></text:p>
      <text:p text:style-name="P5"><text:span text:style-name="T8">17 <text:s/></text:span>else</text:p>
      <text:p text:style-name="P4"><text:span text:style-name="T1">18 <text:s/></text:span><text:span text:style-name="T3"><text:s text:c="4"/></text:span><text:span text:style-name="T5">disp</text:span><text:span text:style-name="T2">(</text:span><text:span text:style-name="T4">'Mixed partial derivative are not same at (-1,1)'</text:span><text:span text:style-name="T2">);</text:span></text:p>
      <text:p text:style-name="P5"><text:span text:style-name="T8">19 <text:s/></text:span>end</text:p>
      <text:h text:style-name="P6" text:outline-level="1">Output</text:h>
      <text:p text:style-name="P7">&gt;&gt; Assignment_1a</text:p>
      <text:p text:style-name="P7">Mixed partial derivative are same at (-1,1)</text:p>
      <text:p text:style-name="P7">&gt;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>
      <style:paragraph-properties fo:text-align="center" style:justify-single-word="false"/>
      <style:text-properties style:font-name="Fira Sans" officeooo:rsid="000811a6" officeooo:paragraph-rsid="000811a6"/>
    </style:style>
    <style:style style:name="MT1" style:family="text">
      <style:text-properties style:font-name="FiraCode Nerd Font Mono" officeooo:rsid="0006d1a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06.01.2025</text:span></text:p>
        <text:p text:style-name="MP1">Date of Submission: <text:span text:style-name="MT1">27.01.2025</text:span></text:p>
      </style:header>
      <style:footer>
        <text:p text:style-name="MP2">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1-26T15:05:23.798264797</dc:date>
    <meta:editing-duration>PT17M48S</meta:editing-duration>
    <meta:editing-cycles>5</meta:editing-cycles>
    <meta:generator>LibreOffice/24.8.4.2$Linux_X86_64 LibreOffice_project/480$Build-2</meta:generator>
    <meta:document-statistic meta:table-count="0" meta:image-count="0" meta:object-count="2" meta:page-count="1" meta:paragraph-count="31" meta:word-count="120" meta:character-count="771" meta:non-whitespace-character-count="644"/>
  </office:meta>
</office:document-meta>
</file>

<file path=Object 1/content.xml><?xml version="1.0" encoding="utf-8"?>
<math xmlns="http://www.w3.org/1998/Math/MathML" display="block">
  <semantics>
    <mrow>
      <mi>y</mi>
      <mo stretchy="false">=</mo>
      <msup>
        <mi>e</mi>
        <mrow>
          <mo fence="true" form="prefix" stretchy="false">(</mo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  <mo fence="true" form="postfix" stretchy="false">)</mo>
        </mrow>
      </msup>
    </mrow>
    <annotation encoding="StarMath 5.0">y = e^(x^2 + y^2)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row>
            <mo stretchy="false">−</mo>
            <mn>1</mn>
          </mrow>
          <mi>,</mi>
          <mn>1</mn>
        </mrow>
      </mrow>
      <mo fence="true" form="postfix" stretchy="false">)</mo>
    </mrow>
    <annotation encoding="StarMath 5.0">(-1, 1)</annotation>
  </semantics>
</math>
</file>